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6.6931in" table:align="margins" style:writing-mode="rl-tb"/>
    </style:style>
    <style:style style:name="Table3.A" style:family="table-column">
      <style:table-column-properties style:column-width="6.6931in" style:rel-column-width="65535*"/>
    </style:style>
    <style:style style:name="Table3.A1" style:family="table-cell">
      <style:table-cell-properties fo:background-color="#e6e6e6" fo:padding="0.0382in" fo:border="0.0007in solid #000000">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6.6931in" style:rel-column-width="65535*"/>
    </style:style>
    <style:style style:name="Table1.A1" style:family="table-cell">
      <style:table-cell-properties fo:background-color="#e6e6e6" fo:padding="0.0382in" fo:border="0.0007in solid #000000">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Table4" style:family="table">
      <style:table-properties style:width="6.6931in" table:align="margins" style:writing-mode="lr-tb"/>
    </style:style>
    <style:style style:name="Table4.A" style:family="table-column">
      <style:table-column-properties style:column-width="6.6931in" style:rel-column-width="65535*"/>
    </style:style>
    <style:style style:name="Table4.A1" style:family="table-cell">
      <style:table-cell-properties fo:background-color="#e6e6e6" fo:padding="0.0382in" fo:border="0.0007in solid #000000">
        <style:background-image/>
      </style:table-cell-properties>
    </style:style>
    <style:style style:name="Table5" style:family="table">
      <style:table-properties style:width="6.6931in" table:align="margins" style:writing-mode="lr-tb"/>
    </style:style>
    <style:style style:name="Table5.A" style:family="table-column">
      <style:table-column-properties style:column-width="6.6931in" style:rel-column-width="65535*"/>
    </style:style>
    <style:style style:name="Table5.A1" style:family="table-cell">
      <style:table-cell-properties fo:background-color="#e6e6e6" fo:padding="0.0382in" fo:border="0.0007in solid #000000">
        <style:background-image/>
      </style:table-cell-properties>
    </style:style>
    <style:style style:name="Table6" style:family="table">
      <style:table-properties style:width="6.6931in" table:align="margins" style:writing-mode="lr-tb"/>
    </style:style>
    <style:style style:name="Table6.A" style:family="table-column">
      <style:table-column-properties style:column-width="6.6931in" style:rel-column-width="65535*"/>
    </style:style>
    <style:style style:name="Table6.A1" style:family="table-cell">
      <style:table-cell-properties fo:background-color="#e6e6e6" fo:padding="0.0382in" fo:border="0.0007in solid #000000">
        <style:background-image/>
      </style:table-cell-properties>
    </style:style>
    <style:style style:name="Table7" style:family="table">
      <style:table-properties style:width="6.6931in" table:align="margins" style:writing-mode="lr-tb"/>
    </style:style>
    <style:style style:name="Table7.A" style:family="table-column">
      <style:table-column-properties style:column-width="6.6931in" style:rel-column-width="65535*"/>
    </style:style>
    <style:style style:name="Table7.A1" style:family="table-cell">
      <style:table-cell-properties fo:background-color="#e6e6e6" fo:padding="0.0382in" fo:border="0.0007in solid #000000">
        <style:background-image/>
      </style:table-cell-properties>
    </style:style>
    <style:style style:name="Table8" style:family="table">
      <style:table-properties style:width="6.6931in" table:align="margins" style:writing-mode="lr-tb"/>
    </style:style>
    <style:style style:name="Table8.A" style:family="table-column">
      <style:table-column-properties style:column-width="6.6931in" style:rel-column-width="65535*"/>
    </style:style>
    <style:style style:name="Table8.A1" style:family="table-cell">
      <style:table-cell-properties fo:background-color="#e6e6e6" fo:padding="0.0382in" fo:border="0.0007in solid #000000">
        <style:background-image/>
      </style:table-cell-properties>
    </style:style>
    <style:style style:name="Table9" style:family="table">
      <style:table-properties style:width="6.6931in" table:align="margins" style:writing-mode="rl-tb"/>
    </style:style>
    <style:style style:name="Table9.A" style:family="table-column">
      <style:table-column-properties style:column-width="6.6931in" style:rel-column-width="65535*"/>
    </style:style>
    <style:style style:name="Table9.A1" style:family="table-cell">
      <style:table-cell-properties fo:background-color="#e6e6e6" fo:padding="0.0382in" fo:border="0.0007in solid #000000">
        <style:background-image/>
      </style:table-cell-properties>
    </style:style>
    <style:style style:name="Table10" style:family="table">
      <style:table-properties style:width="6.6931in" table:align="margins" style:writing-mode="lr-tb"/>
    </style:style>
    <style:style style:name="Table10.A" style:family="table-column">
      <style:table-column-properties style:column-width="6.6931in" style:rel-column-width="65535*"/>
    </style:style>
    <style:style style:name="Table10.A1" style:family="table-cell">
      <style:table-cell-properties fo:background-color="#e6e6e6" fo:padding="0.0382in" fo:border="0.0007in solid #000000">
        <style:background-image/>
      </style:table-cell-properties>
    </style:style>
    <style:style style:name="Table12" style:family="table">
      <style:table-properties style:width="6.6931in" table:align="margins" style:writing-mode="lr-tb"/>
    </style:style>
    <style:style style:name="Table12.A" style:family="table-column">
      <style:table-column-properties style:column-width="6.6931in" style:rel-column-width="65535*"/>
    </style:style>
    <style:style style:name="Table12.A1" style:family="table-cell">
      <style:table-cell-properties fo:background-color="#e6e6e6" fo:padding="0.0382in" fo:border="0.0007in solid #000000">
        <style:background-image/>
      </style:table-cell-properties>
    </style:style>
    <style:style style:name="Table11" style:family="table">
      <style:table-properties style:width="6.6931in" table:align="margins" style:writing-mode="lr-tb"/>
    </style:style>
    <style:style style:name="Table11.A" style:family="table-column">
      <style:table-column-properties style:column-width="6.6931in" style:rel-column-width="65535*"/>
    </style:style>
    <style:style style:name="Table11.A1" style:family="table-cell">
      <style:table-cell-properties fo:background-color="#e6e6e6" fo:padding="0.0382in" fo:border="0.0007in solid #000000">
        <style:background-image/>
      </style:table-cell-properties>
    </style:style>
    <style:style style:name="Table13" style:family="table">
      <style:table-properties style:width="6.6931in" table:align="margins" style:writing-mode="lr-tb"/>
    </style:style>
    <style:style style:name="Table13.A" style:family="table-column">
      <style:table-column-properties style:column-width="6.6931in" style:rel-column-width="65535*"/>
    </style:style>
    <style:style style:name="Table13.A1" style:family="table-cell">
      <style:table-cell-properties fo:background-color="#e6e6e6" fo:padding="0.0382in" fo:border="0.0007in solid #000000">
        <style:background-image/>
      </style:table-cell-properties>
    </style:style>
    <style:style style:name="Table14" style:family="table">
      <style:table-properties style:width="6.6931in" table:align="margins" style:writing-mode="lr-tb"/>
    </style:style>
    <style:style style:name="Table14.A" style:family="table-column">
      <style:table-column-properties style:column-width="6.6931in" style:rel-column-width="65535*"/>
    </style:style>
    <style:style style:name="Table14.A1" style:family="table-cell">
      <style:table-cell-properties fo:background-color="#e6e6e6" fo:padding="0.0382in" fo:border="0.0007in solid #000000">
        <style:background-image/>
      </style:table-cell-properties>
    </style:style>
    <style:style style:name="Table15" style:family="table">
      <style:table-properties style:width="6.6931in" table:align="margins" style:writing-mode="lr-tb"/>
    </style:style>
    <style:style style:name="Table15.A" style:family="table-column">
      <style:table-column-properties style:column-width="6.6931in" style:rel-column-width="65535*"/>
    </style:style>
    <style:style style:name="Table15.A1" style:family="table-cell">
      <style:table-cell-properties fo:background-color="#e6e6e6" fo:padding="0.0382in" fo:border="0.0007in solid #000000">
        <style:background-image/>
      </style:table-cell-properties>
    </style:style>
    <style:style style:name="Table16" style:family="table">
      <style:table-properties style:width="6.6931in" table:align="margins" style:writing-mode="lr-tb"/>
    </style:style>
    <style:style style:name="Table16.A" style:family="table-column">
      <style:table-column-properties style:column-width="6.6931in" style:rel-column-width="65535*"/>
    </style:style>
    <style:style style:name="Table16.A1" style:family="table-cell">
      <style:table-cell-properties fo:background-color="#e6e6e6" fo:padding="0.0382in" fo:border="0.0007in solid #000000">
        <style:background-image/>
      </style:table-cell-properties>
    </style:style>
    <style:style style:name="Table17" style:family="table">
      <style:table-properties style:width="6.6931in" table:align="margins" style:writing-mode="lr-tb"/>
    </style:style>
    <style:style style:name="Table17.A" style:family="table-column">
      <style:table-column-properties style:column-width="6.6931in" style:rel-column-width="65535*"/>
    </style:style>
    <style:style style:name="Table17.A1" style:family="table-cell">
      <style:table-cell-properties fo:background-color="#e6e6e6" fo:padding="0.0382in" fo:border="0.0007in solid #000000">
        <style:background-image/>
      </style:table-cell-properties>
    </style:style>
    <style:style style:name="Table18" style:family="table">
      <style:table-properties style:width="6.6931in" table:align="margins" style:writing-mode="lr-tb"/>
    </style:style>
    <style:style style:name="Table18.A" style:family="table-column">
      <style:table-column-properties style:column-width="6.6931in" style:rel-column-width="65535*"/>
    </style:style>
    <style:style style:name="Table18.A1" style:family="table-cell">
      <style:table-cell-properties fo:background-color="#e6e6e6" fo:padding="0.0382in" fo:border="0.0007in solid #000000">
        <style:background-image/>
      </style:table-cell-properties>
    </style:style>
    <style:style style:name="Table19" style:family="table">
      <style:table-properties style:width="6.6931in" table:align="margins" style:writing-mode="lr-tb"/>
    </style:style>
    <style:style style:name="Table19.A" style:family="table-column">
      <style:table-column-properties style:column-width="6.6931in" style:rel-column-width="65535*"/>
    </style:style>
    <style:style style:name="Table19.A1" style:family="table-cell">
      <style:table-cell-properties fo:background-color="#e6e6e6" fo:padding="0.0382in" fo:border="0.0007in solid #000000">
        <style:background-image/>
      </style:table-cell-properties>
    </style:style>
    <style:style style:name="Table20" style:family="table">
      <style:table-properties style:width="6.6931in" table:align="margins" style:writing-mode="lr-tb"/>
    </style:style>
    <style:style style:name="Table20.A" style:family="table-column">
      <style:table-column-properties style:column-width="6.6931in" style:rel-column-width="65535*"/>
    </style:style>
    <style:style style:name="Table20.A1" style:family="table-cell">
      <style:table-cell-properties fo:background-color="#e6e6e6" fo:padding="0.0382in" fo:border="0.0007in solid #000000">
        <style:background-image/>
      </style:table-cell-properties>
    </style:style>
    <style:style style:name="Table21" style:family="table">
      <style:table-properties style:width="6.6931in" table:align="margins" style:writing-mode="lr-tb"/>
    </style:style>
    <style:style style:name="Table21.A" style:family="table-column">
      <style:table-column-properties style:column-width="6.6931in" style:rel-column-width="65535*"/>
    </style:style>
    <style:style style:name="Table21.A1" style:family="table-cell">
      <style:table-cell-properties fo:background-color="#e6e6e6" fo:padding="0.0382in" fo:border="0.0007in solid #000000">
        <style:background-image/>
      </style:table-cell-properties>
    </style:style>
    <style:style style:name="Table22" style:family="table">
      <style:table-properties style:width="6.6931in" table:align="margins" style:writing-mode="lr-tb"/>
    </style:style>
    <style:style style:name="Table22.A" style:family="table-column">
      <style:table-column-properties style:column-width="6.6931in" style:rel-column-width="65535*"/>
    </style:style>
    <style:style style:name="Table22.A1" style:family="table-cell">
      <style:table-cell-properties fo:background-color="#e6e6e6" fo:padding="0.0382in" fo:border="0.0007in solid #000000">
        <style:background-image/>
      </style:table-cell-properties>
    </style:style>
    <style:style style:name="Table23" style:family="table">
      <style:table-properties style:width="6.6931in" table:align="margins" style:writing-mode="lr-tb"/>
    </style:style>
    <style:style style:name="Table23.A" style:family="table-column">
      <style:table-column-properties style:column-width="6.6931in" style:rel-column-width="65535*"/>
    </style:style>
    <style:style style:name="Table23.A1" style:family="table-cell">
      <style:table-cell-properties fo:background-color="#e6e6e6" fo:padding="0.0382in" fo:border="0.0007in solid #000000">
        <style:background-image/>
      </style:table-cell-properties>
    </style:style>
    <style:style style:name="Table25" style:family="table">
      <style:table-properties style:width="6.6931in" table:align="margins" style:writing-mode="lr-tb"/>
    </style:style>
    <style:style style:name="Table25.A" style:family="table-column">
      <style:table-column-properties style:column-width="6.6931in" style:rel-column-width="65535*"/>
    </style:style>
    <style:style style:name="Table25.A1" style:family="table-cell">
      <style:table-cell-properties fo:background-color="#e6e6e6" fo:padding="0.0382in" fo:border="0.0007in solid #000000">
        <style:background-image/>
      </style:table-cell-properties>
    </style:style>
    <style:style style:name="Table26" style:family="table">
      <style:table-properties style:width="6.6931in" table:align="margins" style:writing-mode="lr-tb"/>
    </style:style>
    <style:style style:name="Table26.A" style:family="table-column">
      <style:table-column-properties style:column-width="6.6931in" style:rel-column-width="65535*"/>
    </style:style>
    <style:style style:name="Table26.A1" style:family="table-cell">
      <style:table-cell-properties fo:background-color="#e6e6e6" fo:padding="0.0382in" fo:border="0.0007in solid #000000">
        <style:background-image/>
      </style:table-cell-properties>
    </style:style>
    <style:style style:name="Table24" style:family="table">
      <style:table-properties style:width="6.6931in" table:align="margins" style:writing-mode="lr-tb"/>
    </style:style>
    <style:style style:name="Table24.A" style:family="table-column">
      <style:table-column-properties style:column-width="6.6931in" style:rel-column-width="65535*"/>
    </style:style>
    <style:style style:name="Table24.A1" style:family="table-cell">
      <style:table-cell-properties fo:background-color="#e6e6e6" fo:padding="0.0382in" fo:border="0.0007in solid #000000">
        <style:background-image/>
      </style:table-cell-properties>
    </style:style>
    <style:style style:name="Table27" style:family="table">
      <style:table-properties style:width="6.6931in" table:align="margins" style:writing-mode="lr-tb"/>
    </style:style>
    <style:style style:name="Table27.A" style:family="table-column">
      <style:table-column-properties style:column-width="6.6931in" style:rel-column-width="65535*"/>
    </style:style>
    <style:style style:name="Table27.A1" style:family="table-cell">
      <style:table-cell-properties fo:background-color="#e6e6e6" fo:padding="0.0382in" fo:border="0.0007in solid #000000">
        <style:background-image/>
      </style:table-cell-properties>
    </style:style>
    <style:style style:name="Table29" style:family="table">
      <style:table-properties style:width="6.6931in" table:align="margins" style:writing-mode="lr-tb"/>
    </style:style>
    <style:style style:name="Table29.A" style:family="table-column">
      <style:table-column-properties style:column-width="6.6931in" style:rel-column-width="65535*"/>
    </style:style>
    <style:style style:name="Table29.A1" style:family="table-cell">
      <style:table-cell-properties fo:background-color="#e6e6e6" fo:padding="0.0382in" fo:border="0.0007in solid #000000">
        <style:background-image/>
      </style:table-cell-properties>
    </style:style>
    <style:style style:name="Table28" style:family="table">
      <style:table-properties style:width="6.6931in" table:align="margins" style:writing-mode="lr-tb"/>
    </style:style>
    <style:style style:name="Table28.A" style:family="table-column">
      <style:table-column-properties style:column-width="6.6931in" style:rel-column-width="65535*"/>
    </style:style>
    <style:style style:name="Table28.A1" style:family="table-cell">
      <style:table-cell-properties fo:background-color="#e6e6e6" fo:padding="0.0382in" fo:border="0.0007in solid #000000">
        <style:background-image/>
      </style:table-cell-properties>
    </style:style>
    <style:style style:name="Table30" style:family="table">
      <style:table-properties style:width="6.6931in" table:align="margins" style:writing-mode="lr-tb"/>
    </style:style>
    <style:style style:name="Table30.A" style:family="table-column">
      <style:table-column-properties style:column-width="6.6931in" style:rel-column-width="65535*"/>
    </style:style>
    <style:style style:name="Table30.A1" style:family="table-cell">
      <style:table-cell-properties fo:background-color="#e6e6e6" fo:padding="0.0382in" fo:border="0.0007in solid #000000">
        <style:background-image/>
      </style:table-cell-properties>
    </style:style>
    <style:style style:name="Table31" style:family="table">
      <style:table-properties style:width="6.6931in" table:align="margins" style:writing-mode="lr-tb"/>
    </style:style>
    <style:style style:name="Table31.A" style:family="table-column">
      <style:table-column-properties style:column-width="6.6931in" style:rel-column-width="65535*"/>
    </style:style>
    <style:style style:name="Table31.A1" style:family="table-cell">
      <style:table-cell-properties fo:background-color="#e6e6e6" fo:padding="0.0382in" fo:border="0.0007in solid #000000">
        <style:background-image/>
      </style:table-cell-properties>
    </style:style>
    <style:style style:name="Table41" style:family="table">
      <style:table-properties style:width="6.6931in" table:align="margins" style:writing-mode="lr-tb"/>
    </style:style>
    <style:style style:name="Table41.A" style:family="table-column">
      <style:table-column-properties style:column-width="6.6931in" style:rel-column-width="65535*"/>
    </style:style>
    <style:style style:name="Table41.A1" style:family="table-cell">
      <style:table-cell-properties fo:background-color="#e6e6e6" fo:padding="0.0382in" fo:border="0.0007in solid #000000">
        <style:background-image/>
      </style:table-cell-properties>
    </style:style>
    <style:style style:name="Table32" style:family="table">
      <style:table-properties style:width="6.6931in" table:align="margins" style:writing-mode="lr-tb"/>
    </style:style>
    <style:style style:name="Table32.A" style:family="table-column">
      <style:table-column-properties style:column-width="6.6931in" style:rel-column-width="65535*"/>
    </style:style>
    <style:style style:name="Table32.A1" style:family="table-cell">
      <style:table-cell-properties fo:background-color="#e6e6e6" fo:padding="0.0382in" fo:border="0.0007in solid #000000">
        <style:background-image/>
      </style:table-cell-properties>
    </style:style>
    <style:style style:name="Table33" style:family="table">
      <style:table-properties style:width="6.6931in" table:align="margins" style:writing-mode="lr-tb"/>
    </style:style>
    <style:style style:name="Table33.A" style:family="table-column">
      <style:table-column-properties style:column-width="6.6931in" style:rel-column-width="65535*"/>
    </style:style>
    <style:style style:name="Table33.A1" style:family="table-cell">
      <style:table-cell-properties fo:background-color="#e6e6e6" fo:padding="0.0382in" fo:border="0.0007in solid #000000">
        <style:background-image/>
      </style:table-cell-properties>
    </style:style>
    <style:style style:name="Table34" style:family="table">
      <style:table-properties style:width="6.6931in" table:align="margins" style:writing-mode="lr-tb"/>
    </style:style>
    <style:style style:name="Table34.A" style:family="table-column">
      <style:table-column-properties style:column-width="6.6931in" style:rel-column-width="65535*"/>
    </style:style>
    <style:style style:name="Table34.A1" style:family="table-cell">
      <style:table-cell-properties fo:background-color="#e6e6e6" fo:padding="0.0382in" fo:border="0.0007in solid #000000">
        <style:background-image/>
      </style:table-cell-properties>
    </style:style>
    <style:style style:name="Table35" style:family="table">
      <style:table-properties style:width="6.6931in" table:align="margins" style:writing-mode="lr-tb"/>
    </style:style>
    <style:style style:name="Table35.A" style:family="table-column">
      <style:table-column-properties style:column-width="6.6931in" style:rel-column-width="65535*"/>
    </style:style>
    <style:style style:name="Table35.A1" style:family="table-cell">
      <style:table-cell-properties fo:background-color="#e6e6e6" fo:padding="0.0382in" fo:border="0.0007in solid #000000">
        <style:background-image/>
      </style:table-cell-properties>
    </style:style>
    <style:style style:name="Table36" style:family="table">
      <style:table-properties style:width="6.6931in" table:align="margins" style:writing-mode="lr-tb"/>
    </style:style>
    <style:style style:name="Table36.A" style:family="table-column">
      <style:table-column-properties style:column-width="6.6931in" style:rel-column-width="65535*"/>
    </style:style>
    <style:style style:name="Table36.A1" style:family="table-cell">
      <style:table-cell-properties fo:background-color="#e6e6e6" fo:padding="0.0382in" fo:border="0.0007in solid #000000">
        <style:background-image/>
      </style:table-cell-properties>
    </style:style>
    <style:style style:name="Table37" style:family="table">
      <style:table-properties style:width="6.6931in" table:align="margins" style:writing-mode="lr-tb"/>
    </style:style>
    <style:style style:name="Table37.A" style:family="table-column">
      <style:table-column-properties style:column-width="6.6931in" style:rel-column-width="65535*"/>
    </style:style>
    <style:style style:name="Table37.A1" style:family="table-cell">
      <style:table-cell-properties fo:background-color="#e6e6e6" fo:padding="0.0382in" fo:border="0.0007in solid #000000">
        <style:background-image/>
      </style:table-cell-properties>
    </style:style>
    <style:style style:name="Table38" style:family="table">
      <style:table-properties style:width="6.691in" table:align="left" style:writing-mode="lr-tb"/>
    </style:style>
    <style:style style:name="Table38.A" style:family="table-column">
      <style:table-column-properties style:column-width="0.2931in"/>
    </style:style>
    <style:style style:name="Table38.B" style:family="table-column">
      <style:table-column-properties style:column-width="6.3979in"/>
    </style:style>
    <style:style style:name="Table3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8.B1" style:family="table-cell">
      <style:table-cell-properties fo:background-color="#e6e6e6" fo:padding="0.0382in" fo:border-left="none" fo:border-right="0.0007in solid #000000" fo:border-top="0.0007in solid #000000" fo:border-bottom="0.0007in solid #000000">
        <style:background-image/>
      </style:table-cell-properties>
    </style:style>
    <style:style style:name="Table39" style:family="table">
      <style:table-properties style:width="6.6931in" table:align="margins" style:writing-mode="lr-tb"/>
    </style:style>
    <style:style style:name="Table39.A" style:family="table-column">
      <style:table-column-properties style:column-width="6.6931in" style:rel-column-width="65535*"/>
    </style:style>
    <style:style style:name="Table39.A1" style:family="table-cell">
      <style:table-cell-properties fo:background-color="#e6e6e6" fo:padding="0.0382in" fo:border="0.0007in solid #000000">
        <style:background-image/>
      </style:table-cell-properties>
    </style:style>
    <style:style style:name="Table40" style:family="table">
      <style:table-properties style:width="6.6931in" table:align="margins" style:writing-mode="lr-tb"/>
    </style:style>
    <style:style style:name="Table40.A" style:family="table-column">
      <style:table-column-properties style:column-width="6.6931in" style:rel-column-width="65535*"/>
    </style:style>
    <style:style style:name="Table40.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6"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7" style:family="paragraph" style:parent-style-name="Standard">
      <style:paragraph-properties fo:margin-left="0in" fo:margin-right="0in" fo:text-align="justify" style:justify-single-word="false" fo:text-indent="0in" style:auto-text-indent="false" style:writing-mode="rl-tb"/>
    </style:style>
    <style:style style:name="P8"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P9" style:family="paragraph" style:parent-style-name="Standard">
      <style:paragraph-properties fo:margin-left="0in" fo:margin-right="0in" fo:text-align="justify" style:justify-single-word="false" fo:text-indent="0in" style:auto-text-indent="false" style:writing-mode="rl-tb"/>
      <style:text-properties fo:font-weight="normal" style:font-weight-asian="normal" style:font-weight-complex="normal"/>
    </style:style>
    <style:style style:name="P10"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11" style:family="paragraph" style:parent-style-name="Standard">
      <style:paragraph-properties fo:margin-left="0in" fo:margin-right="0in" fo:text-align="end" style:justify-single-word="false" fo:text-indent="0in" style:auto-text-indent="false" style:writing-mode="lr-tb"/>
      <style:text-properties style:font-name="FreeMono" fo:font-size="10pt" fo:font-style="normal" style:text-underline-style="none" fo:font-weight="normal" fo:background-color="transparent" style:font-size-asian="10pt" style:font-style-asian="normal" style:font-weight-asian="normal" style:font-name-complex="XB Zar" style:font-size-complex="10pt" style:font-style-complex="normal" style:font-weight-complex="normal"/>
    </style:style>
    <style:style style:name="P12" style:family="paragraph" style:parent-style-name="Standard">
      <style:paragraph-properties fo:margin-left="0in" fo:margin-right="0in" fo:text-align="justify" style:justify-single-word="false" fo:text-indent="0in" style:auto-text-indent="false" style:writing-mode="lr-tb"/>
      <style:text-properties style:font-name="XB Zar" fo:font-size="13pt" fo:font-weight="normal" fo:background-color="transparent" style:font-size-asian="13pt" style:font-weight-asian="normal" style:font-name-complex="XB Zar"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style:font-name="XB Zar" fo:font-size="13pt" fo:font-weight="normal" style:font-size-asian="13pt" style:font-weight-asian="normal" style:font-name-complex="XB Zar" style:font-size-complex="13pt" style:font-weight-complex="normal"/>
    </style:style>
    <style:style style:name="T5" style:family="text">
      <style:text-properties style:font-name="XB Zar" fo:font-size="13pt" fo:font-weight="bold" style:font-size-asian="13pt" style:font-weight-asian="bold" style:font-name-complex="XB Zar" style:font-size-complex="13pt" style:font-weight-complex="bold"/>
    </style:style>
    <style:style style:name="T6" style:family="text">
      <style:text-properties style:font-name="XB Zar" fo:font-size="13pt" style:font-size-asian="13pt" style:font-name-complex="XB Zar" style:font-size-complex="13pt"/>
    </style:style>
    <style:style style:name="T7" style:family="text">
      <style:text-properties style:font-name="XB Zar" fo:font-size="13pt" fo:background-color="transparent" style:font-size-asian="13pt" style:font-name-complex="XB Zar" style:font-size-complex="13pt"/>
    </style:style>
    <style:style style:name="T8" style:family="text">
      <style:text-properties style:font-name="XB Zar" fo:font-size="13pt" fo:background-color="transparent" style:font-size-asian="13pt" style:font-name-complex="FreeMono" style:font-size-complex="13pt"/>
    </style:style>
    <style:style style:name="T9" style:family="text">
      <style:text-properties style:font-name="FreeMono" fo:font-size="10pt" fo:background-color="transparent" style:font-size-asian="10pt" style:font-name-complex="XB Zar"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مفاهیم، استانداردها و دستورهایی که در این فصل می‌آموزید کمابیش در تمام توزیع‌های سیستم‌عامل گنو/لینوکس مشترک و قابل استفاده است. در این فصل از آغاز بخش دوم کمتر به نمونه‌هایی از محیط گرافیکی و میزکار اشاره می‌کنیم و تأکید بر استفاده‌ی کاربر از محیط متنی است. هدف، آشنایی کاربر با ابعاد مختلف سیستم‌عامل‌های گنو/لینوکس است که در قالب مفاهیم اصلی، استانداردها و دستورهایی به کاربر آموزش داده می‌شود.</text:p>
      <text:p text:style-name="P1"/>
      <text:p text:style-name="P4">۱-۵- کاربرها، گروه‌ها و مدیریت آنها</text:p>
      <text:p text:style-name="P1">در حال حاضر بیشتر سیستم‌عامل‌های موجود چند‌کاربره و چندکاره هستند. به این معنی که چندین کاربر<text:note text:id="ftn1" text:note-class="footnote"><text:note-citation>1</text:note-citation><text:note-body><text:p text:style-name="Footnote">User</text:p></text:note-body></text:note> می‌توانند همزمان از منابع سیستم استفاده کنند و در هر لحظه یک یا چند کار مختلف را با سیستم انجام دهند. به همین دلیل داشتن روش‌هایی برای مدیریت و کنترل کاربرهایی که از سیستم استفاده می‌کنند، امری حیاتی است. مدیریت ورود به سیستم، نرم‌افزارهایی قابل دسترسی و اجرا برای کاربر و سازوکارهای امنیتی نمونه‌هایی از روش‌های مدیریت و کنترل کاربرها است.</text:p>
      <text:p text:style-name="P1">کاربر به کسی گفته می‌شود که می‌خواهد از منابع سیستم استفاده کند. هنگامی که یک کاربر در سیستم وجود داشته باشد، معادله ساده است و به مدیریت چندانی نیاز نیست ولی آن هنگام که کاربرهای سیستم افزایش یافتند، باید از روش‌های دیگری برای مدیریت آن‌ها استفاده کرد. یکی از این روش‌ها، تعریف گروه<text:note text:id="ftn2" text:note-class="footnote"><text:note-citation>2</text:note-citation><text:note-body><text:p text:style-name="Footnote">Group</text:p></text:note-body></text:note> است که به مجموعه‌ای از کاربرها گفته می‌شود. با مدیریت و اعمال تغییرات بر گروه می‌توان دسترسی کاربرهای آن گروه را تغییر داد. معمولاً به دلیل مسائل امنیتی، استفاده از رمز عبور برای کاربرها توصیه می‌شود.</text:p>
      <text:p text:style-name="P1">در سیستم‌عامل‌های گنو/لینوکس، معمولاً سه نوع کاربر وجود دارد: </text:p>
      <text:p text:style-name="P1"><text:span text:style-name="T1">۱- کاربرها و گروه ریشه</text:span><text:note text:id="ftn3" text:note-class="footnote"><text:note-citation>3</text:note-citation><text:note-body><text:p text:style-name="Footnote">Root</text:p></text:note-body></text:note> (۰-۹۹): کاربرهای این گروه به تمام منابع سیستم دسترسی دارند و مدیر سیستم هستند. عدد اختصاص داده شده به این کاربر(ها) و گروه(ها) از صفر تا نود و نه است.</text:p>
      <text:p text:style-name="P1"><text:span text:style-name="T1">۲- کاربرها و گروه‌های سیستمی</text:span><text:note text:id="ftn4" text:note-class="footnote"><text:note-citation>4</text:note-citation><text:note-body><text:p text:style-name="Footnote">System Users</text:p></text:note-body></text:note> (۱۰۰-۹۹۹): کاربرهای این گروه برای اجرای نرم‌افزارهای خاص (سرویس‌ها) در سیستم وجود دارد و غیر از اجرای آن نرم‌افزارِ خاص به هیچ منبع دیگری دسترسی ندارند و نمی‌توان از نام این کاربرها برای ورود به سیستم استفاده کرد. عدد اختصاص داده شده به این کاربرها و گروه‌ها از صد تا نهصد و نود و نه است.</text:p>
      <text:p text:style-name="P1"><text:span text:style-name="T1">۳- کاربرها و گروه‌های معمولی</text:span><text:note text:id="ftn5" text:note-class="footnote"><text:note-citation>5</text:note-citation><text:note-body><text:p text:style-name="Footnote">Normal Users</text:p></text:note-body></text:note> (۱۰۰۰ به بالا): تمام کاربرها و گروه‌‌هایی که جزء دو گروه بالا نیستند. این گروه از کاربرها اجازه‌ی ورود به سیستم را دارند و می‌توانند در حد کارهای معمولی مانند پخش موسیقی، مرور وب و … از سیستم استفاده کنند. کاربرها و گروه‌های معمولی توانایی تغییر تنظیمات اصلی سیستم را که فقط کاربر ریشه به آن دسترسی دارد، ندارند. اما کاربر ریشه می‌تواند به هر کاربر و گروه معمولی اجازه‌ی دسترسی به سطوح دسترسی کاربر ریشه را بدهد. عدد اختصاص داده شده به این کاربرها و گروه‌ها از هزار به بالا است.</text:p>
      <text:p text:style-name="P1">فایل etc/passwd/ حاوی فهرست کاربرها، عدد شناسه‌ی آن‌ها، توضیح، پوسته‌ی پیش‌فرض و … است. فایل etc/shadow/ در صورت استفاده از رمزنگاری برای ذخیره‌ی رمز عبور کاربرها، حاوی رمز عبور کاربرها است. فایل etc/group/ حاوی فهرست گروه‌‌های موجود در سیستم و کاربرهای عضو آن‌ها است. در ادامه با <text:soft-page-break/>دستورهایی آشنا خواهید شد که برای مدیریت کاربرها و گروه‌‌ها می‌توان از آن‌ها استفاده کرد. این دستورها فایل‌هایی را که در بالا به آن‌ها اشاره شد، ویرایش می‌کنند.</text:p>
      <table:table table:name="Table3" table:style-name="Table3">
        <table:table-column table:style-name="Table3.A"/>
        <table:table-row>
          <table:table-cell table:style-name="Table3.A1" office:value-type="string">
            <text:p text:style-name="P1">دستورها را با دو روش می‌توانید به سیستم وارد کنید:</text:p>
            <text:p text:style-name="P1">۱- استفاده از Root Terminal در منوی Applications → Accessories.</text:p>
            <text:p text:style-name="P1">۲- رفتن به محیط متنی با استفاده از کلیدهای Alt و F1 تا F6 روی کیبورد و وارد شدن به سیستم با کاربر ریشه (root) و رمز عبور کاربر ریشه. (برای بازگشت به محیط گرافیکی از کلیدهای Alt+F7 استفاده کنید.)</text:p>
            <text:p text:style-name="P1">در هر دو حالت به خاطر داشته باشید که انتهای خط فرمان<text:note text:id="ftn6" text:note-class="footnote"><text:note-citation>6</text:note-citation><text:note-body><text:p text:style-name="Footnote">Command line</text:p></text:note-body></text:note> باید کاراکتر # وجود داشته باشد. کاراکتر $ برای کاربرهای معمولی است.</text:p>
          </table:table-cell>
        </table:table-row>
      </table:table>
      <text:p text:style-name="P1"><text:span text:style-name="T1">adduser</text:span>: اضافه کردن کاربر و گروه جدید به سیستم. در نمونه‌ی زیر کاربر معمولی جدیدی با نام user1 و گروه معمولی جدید با نام user1 ساخته می‌شود. نکته‌ی مهم این دستور استفاده از پارامترِ دستور<text:note text:id="ftn7" text:note-class="footnote"><text:note-citation>7</text:note-citation><text:note-body><text:p text:style-name="Footnote">Command Parameter</text:p></text:note-body></text:note> است. در این نمونه user1 پارامتری برای دستور adduser است.</text:p>
      <table:table table:name="Table1" table:style-name="Table1">
        <table:table-column table:style-name="Table1.A"/>
        <table:table-row>
          <table:table-cell table:style-name="Table1.A1" office:value-type="string">
            <text:p text:style-name="P10">root@debian:~# adduser user1</text:p>
          </table:table-cell>
        </table:table-row>
      </table:table>
      <text:p text:style-name="P1"><text:span text:style-name="T1">useradd</text:span>: اضافه کردن کاربر و گروه جدید به سیستم. مانند دستور قبل عمل می‌کند.</text:p>
      <text:p text:style-name="P1"><text:span text:style-name="T1">usermod</text:span>: تغییر تنظیمات کاربر موجود در سیستم. در نمونه‌ی زیر، کاربر user1 قفل شده و غیر فعال می‌شود یعنی دیگر نمی‌توان از این کاربر برای ورود به سیستم استفاده کرد.</text:p>
      <table:table table:name="Table2" table:style-name="Table2">
        <table:table-column table:style-name="Table2.A"/>
        <table:table-row>
          <table:table-cell table:style-name="Table2.A1" office:value-type="string">
            <text:p text:style-name="P10">root@debian:~# usermod --lock --expiredate 1 user1</text:p>
          </table:table-cell>
        </table:table-row>
      </table:table>
      <text:p text:style-name="P1"><text:span text:style-name="T1">chfn</text:span>: تغییر توضیح‌های مربوط به کاربر مانند نام و نام خانوادگی. در مثال زیر، نام کاربر user1 به Frans Pop تغییر می‌کند:</text:p>
      <table:table table:name="Table4" table:style-name="Table4">
        <table:table-column table:style-name="Table4.A"/>
        <table:table-row>
          <table:table-cell table:style-name="Table4.A1" office:value-type="string">
            <text:p text:style-name="P10">root@debian:~# chfn -f “Frans Pop” user1</text:p>
          </table:table-cell>
        </table:table-row>
      </table:table>
      <text:p text:style-name="P1"><text:span text:style-name="T1">chsh</text:span>: تغییر پوسته‌ی مورد استفاده‌ی کاربر. (توضیح در مورد پوسته در انتهای این فصل آمده است.) در نمونه‌ی زیر پوسته‌ی کاربر user1 به پوسته‌ی C Shell تغییر می‌کند:</text:p>
      <table:table table:name="Table5" table:style-name="Table5">
        <table:table-column table:style-name="Table5.A"/>
        <table:table-row>
          <table:table-cell table:style-name="Table5.A1" office:value-type="string">
            <text:p text:style-name="P10">root@debian:~# chsh -s /bin/csh user1</text:p>
          </table:table-cell>
        </table:table-row>
      </table:table>
      <text:p text:style-name="P1"><text:span text:style-name="T1">deluser</text:span>: حذف کاربر. نمونه‌ی زیر کاربر user1 را حذف می‌کند اما اطلاعات کاربر پاک نمی‌شود:</text:p>
      <table:table table:name="Table6" table:style-name="Table6">
        <table:table-column table:style-name="Table6.A"/>
        <table:table-row>
          <table:table-cell table:style-name="Table6.A1" office:value-type="string">
            <text:p text:style-name="P10">root@debian:~# deluser user1</text:p>
          </table:table-cell>
        </table:table-row>
      </table:table>
      <text:p text:style-name="P1"><text:span text:style-name="T1">userdel</text:span>: حذف کاربر مانند دستور بالا.</text:p>
      <text:p text:style-name="P1"><text:span text:style-name="T1">passwd</text:span>: تغییر رمز عبور کاربر. در نمونه‌ی زیر رمز عبور کاربر تغییر می‌یابد. در هنگام تایپ، رمز عبور و تعداد کاراکترهای آن نمایش داده نمی‌شود.</text:p>
      <table:table table:name="Table7" table:style-name="Table7">
        <table:table-column table:style-name="Table7.A"/>
        <table:table-row>
          <table:table-cell table:style-name="Table7.A1" office:value-type="string">
            <text:p text:style-name="P10">root@debian:~# passwd user1</text:p>
            <text:p text:style-name="P10">Enter new UNIX password:</text:p>
            <text:p text:style-name="P10">Retype new UNIX password:</text:p>
          </table:table-cell>
        </table:table-row>
      </table:table>
      <text:p text:style-name="P1"><text:span text:style-name="T1">addgroup</text:span>: اضافه کردن گروه جدید به سیستم. گروه group1 در نمونه ساخته می‌شود و سپس کاربر user1 به آن اضافه می‌شود:</text:p>
      <table:table table:name="Table8" table:style-name="Table8">
        <table:table-column table:style-name="Table8.A"/>
        <table:table-row>
          <table:table-cell table:style-name="Table8.A1" office:value-type="string">
            <text:p text:style-name="P10">root@debian:~# addgroup group1</text:p>
            <text:p text:style-name="P10">root@debian:~# adduser user1 group1</text:p>
          </table:table-cell>
        </table:table-row>
      </table:table>
      <text:p text:style-name="P1"><text:span text:style-name="T1">groupadd</text:span>: اضافه کردن گروه جدید به سیستم مانند دستور بالا اما با پارامترهای متفاوت.</text:p>
      <text:p text:style-name="P1"><text:span text:style-name="T1">groupmod</text:span>: تغییر اطلاعات گروه مانند نام گروه.</text:p>
      <text:p text:style-name="P1"><text:soft-page-break/><text:span text:style-name="T1">delgroup</text:span>: حذف گروه موجود در سیستم. اگر کاربری عضو این گروه باشد، حذف نمی‌شود.</text:p>
      <text:p text:style-name="P1"><text:span text:style-name="T1">groupdel</text:span>: حذف گروه موجود در سیستم مانند دستور بالا.</text:p>
      <text:p text:style-name="P1"><text:span text:style-name="T1">gpasswd</text:span>: مدیریت کاربرهای عضو گروه، مدیر گروه و رمز عبور او.</text:p>
      <text:p text:style-name="P1"><text:span text:style-name="T1">groups</text:span>: نمایش گروه‌های موجود در سیستم که کاربر جاری عضو آن‌ها است.</text:p>
      <text:p text:style-name="P1"><text:span text:style-name="T1">id</text:span>: نمایش عدد اختصاص داده شده به کاربر جاری و گروه‌هایی که این کاربر عضو آن‌ها است.</text:p>
      <text:p text:style-name="P1"><text:span text:style-name="T1">users</text:span>: نمایش کاربرهای وارد شده به سیستم در حال حاضر.</text:p>
      <table:table table:name="Table9" table:style-name="Table9">
        <table:table-column table:style-name="Table9.A"/>
        <table:table-row>
          <table:table-cell table:style-name="Table9.A1" office:value-type="string">
            <text:p text:style-name="P1">برای مدیریت کاربرها و گروه‌‌ها در محیط گرافیکی به منوی Sytem → Administration بروید و روی گزینه‌ی Users and Groups کلیک کنید.</text:p>
          </table:table-cell>
        </table:table-row>
      </table:table>
      <text:p text:style-name="P1"/>
      <text:p text:style-name="P4">۲-۵- فایل‌سیستم و FHS</text:p>
      <text:p text:style-name="P3"><text:span text:style-name="T2">هر سیستم‌عاملی به ذخیره‌سازی فایل‌های زیادی نیاز دارد، فایل‌هایی مانند تنظیمات سیستم، نرم‌افزارهای اجرایی، گزارش‌های سیستم، فایل‌های کاربرها و … . برای مدیریت این فایل‌ها و دسته‌بندی آن‌ها در پوشه‌ها، به فایل‌سیستم نیاز است. فایل‌سیستم نرم‌افزاری در درون هسته‌ی سیستم‌عامل است که پوشه‌ها و فایل‌ها و نیز دستگاه‌های ذخیره‌سازی</text:span><text:span text:style-name="T2"><text:note text:id="ftn8" text:note-class="footnote"><text:note-citation>8</text:note-citation><text:note-body><text:p text:style-name="Footnote">Storage Devices</text:p></text:note-body></text:note></text:span><text:span text:style-name="T2"> آن‌ها را مدیریت می‌کند. وظیفه‌ی برقراری امنیت و مشخص کردن سطوح دسترسی به فایل‌ها و پوشه‌ها برعهده‌ی فایل‌سیستم است. سیستم‌عامل گنو/لینوکس از تمام فایل‌سیستم‌های موجود پشتیبانی می‌کند. فایل‌سیستم‌های اصلی سیستم‌عامل گنو/لینوکس، ext3، ext2 و ReiserFS هستند که در هنگام نصب می‌توان پارتیشن‌ها را با این فایل‌سیستم‌ها فرمت</text:span><text:span text:style-name="T2"><text:note text:id="ftn9" text:note-class="footnote"><text:note-citation>9</text:note-citation><text:note-body><text:p text:style-name="Footnote">Format</text:p></text:note-body></text:note></text:span><text:span text:style-name="T2"> کرد. سیستم‌عامل گنو/لینوکس از فایل‌سیستم NTFS (فایل‌سیستم مایکروسافت ویندوز) نیز پشتیبانی می‌کند بدین معنی که می‌توانید از داخل محیط سیستم‌عامل گنو/لینوکس فایل‌ها و پوشه‌های موجود در پارتیشن‌های فرمت‌شده با فایل‌سیستم NTFS را باز کنید و حتی فایل و پوشه در آن ایجاد یا ذخیره کنید.</text:span></text:p>
      <text:p text:style-name="P3"><text:span text:style-name="T2">شیوه مسیردهی پوشه‌ها و فایل‌ها در سیستم‌عامل گنو/لینوکس با سیستم‌عامل مایکروسافت ویندوز فرق دارد. در سیستم‌عامل مایکروسافت ویندوز مسیرهای اصلی با نام درایو</text:span><text:span text:style-name="T2"><text:note text:id="ftn10" text:note-class="footnote"><text:note-citation>10</text:note-citation><text:note-body><text:p text:style-name="Footnote">Drive</text:p></text:note-body></text:note></text:span><text:span text:style-name="T2"> مشخص می‌شوند مانند درایو :C یا :A. اما همه‌ی پوشه‌ها در سیستم‌عامل گنو/لینوکس از ریشه که با «/» مشخص می‌شود، آغاز می‌شوند. برای نمونه، فایل‌های تنظیمات سیستم در مسیر etc/ و فایل‌های اجرایی ضروری در مسیر bin/ قرار دارد. به پوشه‌ها در لینوکس دایرکتوری</text:span><text:span text:style-name="T2"><text:note text:id="ftn11" text:note-class="footnote"><text:note-citation>11</text:note-citation><text:note-body><text:p text:style-name="Footnote">Directory</text:p></text:note-body></text:note></text:span><text:span text:style-name="T2"> گفته می‌شود. تمام دایرکتوری‌ها و فایل‌ها از مسیر دایرکتوری ریشه سرچشمه می‌گیرند. همچنین تمام دستگاه‌های سیستم مانند ماوس، کیبورد، دستگاه‌های ذخیره‌سازی و … همه با فایل مشخص می‌شوند.</text:span></text:p>
      <text:p text:style-name="P2"><text:span text:style-name="T3">برای استانداردسازی مسیرهای پیش‌فرض و پرکاربرد در توزیع‌های متعدد و مختلف سیستم‌عامل گنو/لینوکس، استانداردی با نام FHS</text:span><text:span text:style-name="T3"><text:note text:id="ftn12" text:note-class="footnote"><text:note-citation>12</text:note-citation><text:note-body><text:p text:style-name="Footnote">Filesystem Hierarchy Standard</text:p></text:note-body></text:note></text:span><text:span text:style-name="T3"> ساخته شده است که نسخه ۲.۳ آن در تاریخ ۲۹ ژانویه ۲۰۰۴ منتشر شده است. مجامع و شرکت‌های منتشرکننده‌ی توزیع‌های سیستم‌عامل گنو/لینوکس با رعایت نکات مطرح شده در </text:span><text:span text:style-name="T3">این </text:span><text:span text:style-name="T3">استاندارد، باعث می‌شوند تا نرم‌افزارها راحت‌تر مسیر فایل‌های مهم و تنظیمات سیستم را پیدا کنند و کاربرها نیز مسیرهای مهم موجود در سیستم و وظایف هر کدام را بدانند. تنها سیستم‌عاملی که از همه نظر با این استاندارد تطابق کامل دارد سیستم‌عامل دبیان گنو/لینوکس است. در ادامه مسیرهای مهم در سیستم و </text:span><text:span text:style-name="T3">وظایف </text:span><text:soft-page-break/><text:span text:style-name="T3">آن‌ها آمده است.</text:span></text:p>
      <text:p text:style-name="P1">/: ریشه. تمام فایل‌ها و دایرکتوری‌ها از این مسیر آغاز می‌شوند.</text:p>
      <text:p text:style-name="P1">bin/: دستورهای ضروری برای همه‌ی کاربرهای سیستم.</text:p>
      <text:p text:style-name="P1">boot/: فایل‌های بوت‌لودر.</text:p>
      <text:p text:style-name="P2">dev/: فایل‌های دستگاه‌ها و فایل‌های خاص.</text:p>
      <text:p text:style-name="P2">etc/: تنظیمات اصلی سیستم که در تمام سیستم اعمال می‌شود.</text:p>
      <text:p text:style-name="P2">lib/: فایل‌های کتابخانه‌ای<text:note text:id="ftn13" text:note-class="footnote"><text:note-citation>13</text:note-citation><text:note-body><text:p text:style-name="Footnote">Shared Libraries</text:p></text:note-body></text:note> و ماژول‌های<text:note text:id="ftn14" text:note-class="footnote"><text:note-citation>14</text:note-citation><text:note-body><text:p text:style-name="Footnote">Module</text:p></text:note-body></text:note> هسته‌ی لینوکس.</text:p>
      <text:p text:style-name="P2">media/: نقطه‌ی اتصال<text:note text:id="ftn15" text:note-class="footnote"><text:note-citation>15</text:note-citation><text:note-body><text:p text:style-name="Footnote">Mount Point</text:p></text:note-body></text:note> برای دستگاه‌های ذخیره‌سازی خارجی<text:note text:id="ftn16" text:note-class="footnote"><text:note-citation>16</text:note-citation><text:note-body><text:p text:style-name="Footnote">External</text:p></text:note-body></text:note>.</text:p>
      <text:p text:style-name="P2">mnt/: نقطه‌ی اتصال برای اتصال موقت دستگاه‌های ذخیره‌سازی.</text:p>
      <text:p text:style-name="P2">opt/: بسته‌های نرم‌افزاری که توسط شرکت خاصی و جدا از بسته‌های اصلی سیستم ارائه می‌شود.</text:p>
      <text:p text:style-name="P2">proc/: متغیرها و پردازش‌های هسته‌ی سیستم‌عامل.</text:p>
      <text:p text:style-name="P2">sbin/: دستورهای ضروری برای کاربر ریشه.</text:p>
      <text:p text:style-name="P2">srv/: داده‌های سرویس‌های ارائه شده در سیستم.</text:p>
      <text:p text:style-name="P2">tmp/: فایل‌های و پوشه‌های موقت.</text:p>
      <text:p text:style-name="P2">usr/: دسته‌بندی درجه دو بعد از «/» برای نصب نرم‌افزارهای کاربردی برای کاربرهای سیستم.</text:p>
      <text:p text:style-name="P2">var/: داده‌های متغیر مانند گزارش‌های سیستم و … .</text:p>
      <text:p text:style-name="P2">home/: مسیر پروفایل‌ها و فایل‌های کاربرهای سیستم، غیر از کاربر ریشه.</text:p>
      <text:p text:style-name="P2">root/: مسیر پروفایل‌ و فایل‌های کاربر ریشه.</text:p>
      <text:p text:style-name="P2">برای نمونه، پروفایل کاربر user1 که با دستورهای بالا آنرا ایجاد کردیم، در مسیر home/user1/ قرار دارد. اگر سی‌دی یا دی‌وی‌دی در دستگاه قرار دهید، به صورت خودکار به مسیر media/cdrom/ متصل می‌شود یعنی با رفتن به این مسیر می‌توانید محتوای سی‌دی یا دی‌وی‌دی خود را مشاهده کنید. دستورهای قابل اجرا برای تمام کاربرهای سیستم از جمله کاربرهای معمولی در مسیر usr/bin/ قرار دارد.</text:p>
      <text:p text:style-name="P2">دستورهای زیر برای کار با فایل‌ها، دایرکتوری‌ها و فایل‌سیستم است:</text:p>
      <text:p text:style-name="P2"><text:span text:style-name="T1">cd</text:span>: تغییر مسیر (دایرکتوری). در نمونه‌ی زیر، با هر دو دستور وارد دایرکتوری Desktop می‌شوید:</text:p>
      <table:table table:name="Table10" table:style-name="Table10">
        <table:table-column table:style-name="Table10.A"/>
        <table:table-row>
          <table:table-cell table:style-name="Table10.A1" office:value-type="string">
            <text:p text:style-name="P10">user1@debian:~$ cd Desktop</text:p>
            <text:p text:style-name="P10">user1@debian:~/Desktop$ cd /home/user1/Desktop</text:p>
            <text:p text:style-name="P10">user1@debian:~/Desktop$ cd ..</text:p>
            <text:p text:style-name="P10">user1@debian:~$</text:p>
          </table:table-cell>
        </table:table-row>
      </table:table>
      <text:p text:style-name="P2">تفاوت بین دو دستور که هر دو یک کار را انجام می‌دهند به نوع مسیردهی آن‌ها است: دستور اول با مسیردهی نسبی<text:note text:id="ftn17" text:note-class="footnote"><text:note-citation>17</text:note-citation><text:note-body><text:p text:style-name="Footnote">Relative directory name</text:p></text:note-body></text:note> وارد دایرکتوری Desktop می‌شود یعنی /home/user1/ را فرض گرفته است. این فرض بر مبنای کاراکتر «~» است. این کاراکتر، مسیر پروفایل کاربر جاری را (در این مورد user1) مشخص می‌کند. دستور دوم با مسیردهی مطلق<text:note text:id="ftn18" text:note-class="footnote"><text:note-citation>18</text:note-citation><text:note-body><text:p text:style-name="Footnote">Absolute pathname</text:p></text:note-body></text:note> وارد دایرکتوری home/user1/Desktop/ شده است. کاراکترهای خاص «..» به دایرکتوری home/user1/ (دایرکتوری سطح بالاتر) و «.» به home/user1/Desktop/ (دایرکتوری جاری) اشاره دارد. همان‌طور که در نمونه می‌بینید با وارد کردن دستور سوم، مسیر از <text:soft-page-break/>home/user1/Desktop/ (دایرکتوری جاری) به دایرکتوری home/user1/ (دایرکتوری سطح بالاتر) تغییر پیدا کرد.</text:p>
      <text:p text:style-name="P2"><text:span text:style-name="T1">pwd</text:span>: نمایش مسیر مطلق دایرکتوری جاری. در نمونه‌ی زیر، مسیر «~» نمایش داده شده است. خط دوم، خروجی این دستور را نمایش می‌دهد.</text:p>
      <table:table table:name="Table12" table:style-name="Table12">
        <table:table-column table:style-name="Table12.A"/>
        <table:table-row>
          <table:table-cell table:style-name="Table12.A1" office:value-type="string">
            <text:p text:style-name="P10">user1@debian:~$ pwd</text:p>
            <text:p text:style-name="P10">/home/user1</text:p>
          </table:table-cell>
        </table:table-row>
      </table:table>
      <text:p text:style-name="P2"><text:span text:style-name="T1">ls</text:span>: نمایش فهرست فایل‌های دایرکتوری جاری.</text:p>
      <table:table table:name="Table11" table:style-name="Table11">
        <table:table-column table:style-name="Table11.A"/>
        <table:table-row>
          <table:table-cell table:style-name="Table11.A1" office:value-type="string">
            <text:p text:style-name="P10">user1@debian:~$ ls</text:p>
            <text:p text:style-name="P10">root@debian:~# ls -l</text:p>
            <text:p text:style-name="P10">-rw-r--r-- 1 root root <text:s/>2818 Jan 20 23:58 ca.crt </text:p>
            <text:p text:style-name="P10">drwxr-xr-x 2 root root <text:s/>4096 Jul 16 18:25 Desktop </text:p>
          </table:table-cell>
        </table:table-row>
      </table:table>
      <text:p text:style-name="P2">دستور دوم فهرست فایل‌ها را به همراه سطح دسترسی‌ها، کاربر و گروه مالِک، حجم، تاریخ و زمان و نام فایل یا پوشه نمایش می‌دهد.</text:p>
      <text:p text:style-name="P2">سطوح دسترسی که اولین ستون از خروجی خط دوم از دستورهای بالا است، شامل ده کاراکتر است و به چهار بخش اصلی تقسیم می‌شود:</text:p>
      <text:p text:style-name="P2"><text:span text:style-name="T1">بخش اول</text:span> (کاراکتر اول): این بخش نوع فایل یا دایرکتوری را مشخص می‌کند. در نمونه، همه‌ی فایل‌ها از نوع فایل معمولی هستند و با کاراکتر «-» مشخص شده است و دایرکتوری Desktop با کاراکتر «d» مشخص شده است.</text:p>
      <text:p text:style-name="P2"><text:span text:style-name="T1">بخش دوم</text:span> (سه کاراکتر اول): سطح دسترسی گروه مالک فایل یا دایرکتوری را مشخص می‌کند (با کاراکتر «g» مشخص می‌شود):</text:p>
      <text:p text:style-name="P2"><text:tab/>کاراکتر «-»: نداشتن سطح دسترسی که معادل عدد صفر است.</text:p>
      <text:p text:style-name="P2"><text:tab/>کاراکتر «r»: قابلیت خواندن فایل یا دایرکتوری که معادل عدد چهار است.</text:p>
      <text:p text:style-name="P2"><text:tab/>کاراکتر «w»: قابلیت نوشتن در فایل یا دایرکتوری که معادل عدد دو است.</text:p>
      <text:p text:style-name="P2"><text:tab/>کاراکتر «x»: قابلیت اجرای فایل یا نمایش محتوای دایرکتوری که معادل عدد یک است.</text:p>
      <text:p text:style-name="P2"><text:span text:style-name="T1">بخش سوم</text:span> (سه کاراکتر دوم): سطح دسترسی کاربر مالک فایل یا دایرکتوری را مشخص می‌کند (با کاراکتر «u» مشخص می‌شود).</text:p>
      <text:p text:style-name="P2"><text:span text:style-name="T1">بخش چهارم</text:span> (سه کاراکتر سوم): سطح دسترسی دیگران به فایل یا دایرکتوری را مشخص می‌کند (با کاراکتر «o» مشخص می‌شود).</text:p>
      <text:p text:style-name="P2">برای تغییر سطح دسترسی همه‌ی گروه‌ها، کاربرها و دیگران با هم از کاراکتر «a» استفاده می‌شود.</text:p>
      <text:p text:style-name="P2">برای نمونه، دایرکتوری Desktop برای گروه مالک آن (root) قابل خواندن، نوشتن و نمایش محتوا است. برای کاربر مالک آن (root) و دیگران قابل خواندن و نمایش محتوا است. اعداد اختصاص داده شده به کاراکترها برای آشنایی با شیوه‌ی کار اصلی سطوح دسترسی است.</text:p>
      <text:p text:style-name="P2"><text:span text:style-name="T1">chmod</text:span>: تغییر سطح دسترسی فایل(ها) و دایرکتوری(ها).</text:p>
      <table:table table:name="Table13" table:style-name="Table13">
        <table:table-column table:style-name="Table13.A"/>
        <table:table-row>
          <table:table-cell table:style-name="Table13.A1" office:value-type="string">
            <text:p text:style-name="P10">root@debian:~# chmod a+rwx Desktop</text:p>
            <text:p text:style-name="P10">root@debian:~# ls -l</text:p>
            <text:p text:style-name="P10">-rw-r--r-- 1 root root <text:s/>2818 Jan 20 23:58 ca.crt </text:p>
            <text:p text:style-name="P10">drwxrwxrwx 2 root root <text:s/>4096 Jul 16 15:25 Desktop </text:p>
          </table:table-cell>
        </table:table-row>
      </table:table>
      <text:p text:style-name="P2">در نمونه‌ی بالا، دایرکتوری Desktop برای همه با تمام سطوح دسترسی اعمال شد.</text:p>
      <text:p text:style-name="P2"><text:span text:style-name="T1">chown</text:span>: تغییر مالک فایل(ها) و دایرکتوری(ها).</text:p>
      <table:table table:name="Table14" table:style-name="Table14">
        <table:table-column table:style-name="Table14.A"/>
        <table:table-row>
          <table:table-cell table:style-name="Table14.A1" office:value-type="string">
            <text:p text:style-name="P10">root@debian:~# chown -R user1.user1 Desktop</text:p>
            <text:p text:style-name="P10">root@debian:~# ls -l</text:p>
            <text:p text:style-name="P10"><text:soft-page-break/>-rw-r--r-- 1 root <text:s text:c="2"/>root <text:s text:c="2"/>2818 Jan 20 23:58 ca.crt </text:p>
            <text:p text:style-name="P10">drwxrwxrwx 2 user1 <text:s/>user1 <text:s/>4096 Jul 16 15:35 Desktop </text:p>
          </table:table-cell>
        </table:table-row>
      </table:table>
      <text:p text:style-name="P2">در نمونه‌ی بالا، مالک دایرکتوری Desktop به گروه و کاربر user1 تغییر کرد.</text:p>
      <text:p text:style-name="P2"><text:span text:style-name="T1">mkdir</text:span>: ساخت دایرکتوری در صورت عدم وجود.</text:p>
      <table:table table:name="Table15" table:style-name="Table15">
        <table:table-column table:style-name="Table15.A"/>
        <table:table-row>
          <table:table-cell table:style-name="Table15.A1" office:value-type="string">
            <text:p text:style-name="P10">user1@debian:~$ mkdir directory1</text:p>
          </table:table-cell>
        </table:table-row>
      </table:table>
      <text:p text:style-name="P2"><text:span text:style-name="T1">rmdir</text:span>: حذف دایرکتوری در صورت خالی بودن.</text:p>
      <text:p text:style-name="P2"><text:span text:style-name="T1">touch</text:span>: ساخت فایل متنی در دایرکتوری جاری.</text:p>
      <text:p text:style-name="P2"><text:span text:style-name="T1">file</text:span>: مشخص کردن نوع فایل یا دایرکتوری.</text:p>
      <table:table table:name="Table16" table:style-name="Table16">
        <table:table-column table:style-name="Table16.A"/>
        <table:table-row>
          <table:table-cell table:style-name="Table16.A1" office:value-type="string">
            <text:p text:style-name="P10">user1@debian:~/Desktop$ file sfd_ph_20111.mp3</text:p>
            <text:p text:style-name="P10">sfd_ph_20111.mp3: Audio file with ID3 version 2.4.0, contains: MPEG ADTS, layer III, v1, 128 kbps, 44.1 kHz, Stereo</text:p>
          </table:table-cell>
        </table:table-row>
      </table:table>
      <text:p text:style-name="P2"><text:span text:style-name="T1">cp</text:span>: کپی کردن فایل یا دایرکتوری.</text:p>
      <table:table table:name="Table17" table:style-name="Table17">
        <table:table-column table:style-name="Table17.A"/>
        <table:table-row>
          <table:table-cell table:style-name="Table17.A1" office:value-type="string">
            <text:p text:style-name="P10">user1@debian:~$ cp -R directory1 directory2</text:p>
          </table:table-cell>
        </table:table-row>
      </table:table>
      <text:p text:style-name="P2"><text:span text:style-name="T1">mv</text:span>: منتقل کردن فایل یا دایرکتوری یا تغییر نام آن. در نمونه‌ی زیر نام دایرکتوری تغییر می‌کند:</text:p>
      <table:table table:name="Table18" table:style-name="Table18">
        <table:table-column table:style-name="Table18.A"/>
        <table:table-row>
          <table:table-cell table:style-name="Table18.A1" office:value-type="string">
            <text:p text:style-name="P10">user1@debian:~$ mv directory1 mydir</text:p>
          </table:table-cell>
        </table:table-row>
      </table:table>
      <text:p text:style-name="P2"><text:span text:style-name="T1">rm</text:span>: حذف کردن فایل یا دایرکتوری.</text:p>
      <table:table table:name="Table19" table:style-name="Table19">
        <table:table-column table:style-name="Table19.A"/>
        <table:table-row>
          <table:table-cell table:style-name="Table19.A1" office:value-type="string">
            <text:p text:style-name="P10">user1@debian:~$ rm -rf mydir</text:p>
          </table:table-cell>
        </table:table-row>
      </table:table>
      <text:p text:style-name="P2"><text:span text:style-name="T1">find</text:span>: جستجو برای فایل یا دایرکتوری.</text:p>
      <table:table table:name="Table20" table:style-name="Table20">
        <table:table-column table:style-name="Table20.A"/>
        <table:table-row>
          <table:table-cell table:style-name="Table20.A1" office:value-type="string">
            <text:p text:style-name="P10">root@debian:~# find / -name “html”</text:p>
          </table:table-cell>
        </table:table-row>
      </table:table>
      <text:p text:style-name="P2"><text:span text:style-name="T1">ln</text:span>: ساخت میانبر<text:note text:id="ftn19" text:note-class="footnote"><text:note-citation>19</text:note-citation><text:note-body><text:p text:style-name="Footnote">Link</text:p></text:note-body></text:note> به فایل یا دایرکتوری. در نمونه‌ی زیر یک میانبر از فایل SFD.mp3 به فایل <text:span text:style-name="T3">sfd_ph_20111.mp3 در مسیر /home/user1/Desktop/ ساخته می‌شود.</text:span></text:p>
      <table:table table:name="Table21" table:style-name="Table21">
        <table:table-column table:style-name="Table21.A"/>
        <table:table-row>
          <table:table-cell table:style-name="Table21.A1" office:value-type="string">
            <text:p text:style-name="P10">user1@debian:~$ ln -s Desktop/sfd_ph_20111.mp3 SFD.mp3</text:p>
          </table:table-cell>
        </table:table-row>
      </table:table>
      <text:p text:style-name="P2"><text:span text:style-name="T1">du</text:span>: حجم فایل‌ها و دایرکتوری‌های جاری را نمایش می‌دهد.</text:p>
      <table:table table:name="Table22" table:style-name="Table22">
        <table:table-column table:style-name="Table22.A"/>
        <table:table-row>
          <table:table-cell table:style-name="Table22.A1" office:value-type="string">
            <text:p text:style-name="P10">root@debian:~# du -h</text:p>
            <text:p text:style-name="P10">16K<text:tab/>./Desktop</text:p>
            <text:p text:style-name="P10">1M <text:s text:c="3"/>.</text:p>
          </table:table-cell>
        </table:table-row>
      </table:table>
      <text:p text:style-name="P2"><text:span text:style-name="T1">df</text:span>: حجم استفاده شده از پارتیشن‌ها را نمایش می‌دهد.</text:p>
      <table:table table:name="Table23" table:style-name="Table23">
        <table:table-column table:style-name="Table23.A"/>
        <table:table-row>
          <table:table-cell table:style-name="Table23.A1" office:value-type="string">
            <text:p text:style-name="P10">root@debian:~# df -h</text:p>
            <text:p text:style-name="P10">Filesystem <text:s text:c="11"/>Size <text:s/>Used Avail Use% Mounted on </text:p>
            <text:p text:style-name="P10">/dev/sda1 <text:s text:c="13"/>71G <text:s text:c="2"/>50G <text:s text:c="2"/>21G <text:s/>70% / </text:p>
            <text:p text:style-name="P10">udev <text:s text:c="17"/>497M <text:s/>224K <text:s/>496M <text:s text:c="2"/>1% /dev </text:p>
          </table:table-cell>
        </table:table-row>
      </table:table>
      <text:p text:style-name="P2"/>
      <text:p text:style-name="P5">۳-۵- پردازش‌ها<text:span text:style-name="T2"><text:note text:id="ftn20" text:note-class="footnote"><text:note-citation>20</text:note-citation><text:note-body><text:p text:style-name="Footnote">Processes</text:p></text:note-body></text:note></text:span></text:p>
      <text:p text:style-name="P2">به نرم‌افزارهای در حال اجرا پردازش می‌گویند. چندکارگی سیستم‌عامل به توانایی هسته‌ی سیستم‌عامل برای مدیریت پردازش‌ها بازمی‌گردد یعنی هسته‌ی سیستم‌عامل با مدیریت نرم‌افزارهای در حال اجرا و اختصاص دادن منابع سیستم به آن‌ها، طوری کار را انجام می‌دهد که ما تصور می‌کنیم تمام نرم‌افزارها همزمان در حال اجرا هستند در صورتی که الگوریتم‌های پیچیده‌ای، این اختصاص منابع و به اشتراک‌گذاری آن‌ها را مدیریت می‌کند. هر پردازش با عددی به نام شناسه‌ی پردازش (PID<text:note text:id="ftn21" text:note-class="footnote"><text:note-citation>21</text:note-citation><text:note-body><text:p text:style-name="Footnote">Process Identifier</text:p></text:note-body></text:note>) مشخص می‌شوند که به صورت خودکار توسط سیستم‌عامل به آن‌ها اختصاص داده می‌شود. در این قسمت دستورهای مربوط به مشاهده و مدیریت پردازش‌ها را می‌آموزید.</text:p>
      <text:p text:style-name="P2"><text:soft-page-break/><text:span text:style-name="T1">ps</text:span>: فهرست پردازش‌های در حال اجرا را نمایش می‌دهد. در نمونه‌ی زیر تنها بخشی از پردازش‌های در حال اجرای کاربر user1 نمایش داده شده است و ستون دوم شناسه‌ی پردازش‌ها را نشان می‌دهد:</text:p>
      <table:table table:name="Table25" table:style-name="Table25">
        <table:table-column table:style-name="Table25.A"/>
        <table:table-row>
          <table:table-cell table:style-name="Table25.A1" office:value-type="string">
            <text:p text:style-name="P10">user1@debian:~$ ps ux</text:p>
            <text:p text:style-name="P10">USER <text:s text:c="4"/>PID %CPU %MEM <text:s text:c="3"/>VSZ <text:s text:c="2"/>RSS TTY <text:s text:c="5"/>STAT START <text:s text:c="2"/>TIME COMMAND</text:p>
            <text:p text:style-name="P10">user1 <text:s text:c="2"/>1501 <text:s/>0.0 <text:s/>0.2 <text:s/>25844 <text:s/>2444 ? <text:s text:c="7"/>Sl <text:s text:c="2"/>16:15 <text:s text:c="2"/>0:00 /usr/bin/gn...</text:p>
            <text:p text:style-name="P10">user1 <text:s text:c="2"/>1576 <text:s/>0.0 <text:s/>0.6 <text:s/>27012 <text:s/>6356 ? <text:s text:c="7"/>Ssl <text:s/>16:15 <text:s text:c="2"/>0:00 x-session...</text:p>
            <text:p text:style-name="P10">user1 <text:s text:c="2"/>1618 <text:s/>0.0 <text:s/>0.0 <text:s text:c="2"/>3236 <text:s text:c="2"/>348 ? <text:s text:c="7"/>Ss <text:s text:c="2"/>16:15 <text:s text:c="2"/>0:00 /usr/bin/ss...</text:p>
            <text:p text:style-name="P10">user1 <text:s text:c="2"/>1621 <text:s/>0.0 <text:s/>0.0 <text:s text:c="2"/>3288 <text:s text:c="2"/>748 ? <text:s text:c="7"/>S <text:s text:c="3"/>16:15 <text:s text:c="2"/>0:00 /usr/bin/db...</text:p>
            <text:p text:style-name="P10">user1 <text:s text:c="2"/>1632 <text:s/>0.0 <text:s/>0.5 <text:s/>20196 <text:s/>5684 ? <text:s text:c="7"/>Ss <text:s text:c="2"/>16:15 <text:s text:c="2"/>0:00 /usr/bin/se...</text:p>
            <text:p text:style-name="P10">...</text:p>
          </table:table-cell>
        </table:table-row>
      </table:table>
      <text:p text:style-name="P2"><text:span text:style-name="T1">top</text:span>: فهرست پردازش‌های در حال اجرا را به صورت تعاملی<text:note text:id="ftn22" text:note-class="footnote"><text:note-citation>22</text:note-citation><text:note-body><text:p text:style-name="Footnote">Interactive</text:p></text:note-body></text:note> نمایش می‌دهد یعنی با استفاده از هر کلید میانبر از روی کیبورد می‌توانید کاری روی پردازش(ها) انجام دهید. برای نمونه، کلید h، راهنمای نرم‌افزار و کلید‌های میانبر آنرا نمایش می‌دهد و کلید x باعث خروج از این نرم‌افزار می‌شود.</text:p>
      <text:p text:style-name="P2"><text:span text:style-name="T1">pstree</text:span>: فهرست پردازش‌های در حال اجرا را به صورت درختی نمایش می‌دهد.</text:p>
      <text:p text:style-name="P2"><text:span text:style-name="T1">kill</text:span>: برای از بین بردن پردازش در حال اجرا با استفاده از شناسه‌ی پردازش آنها:</text:p>
      <table:table table:name="Table26" table:style-name="Table26">
        <table:table-column table:style-name="Table26.A"/>
        <table:table-row>
          <table:table-cell table:style-name="Table26.A1" office:value-type="string">
            <text:p text:style-name="P10">root@debian:~# kill 1501</text:p>
          </table:table-cell>
        </table:table-row>
      </table:table>
      <text:p text:style-name="P2"><text:span text:style-name="T1">halt</text:span>: باعث خاموش شدن سیستم می‌شود.</text:p>
      <text:p text:style-name="P2"><text:span text:style-name="T1">shutdown</text:span>: مانند دستور بالا، باعث خاموش شدن سیستم می‌شود.</text:p>
      <text:p text:style-name="P2"><text:span text:style-name="T1">reboot</text:span>: باعث restart شدن سیستم می‌شود.</text:p>
      <text:p text:style-name="P2"/>
      <text:p text:style-name="P6">۴-۵- دستورهای مهم</text:p>
      <text:p text:style-name="P2"><text:span text:style-name="T1">man</text:span>: برای مشاهده‌ی راهنمای دستورها و نرم‌افزارها از این دستور استفاده کنید. در نمونه‌ی زیر راهنمای استفاده از دستور mkdir نمایش داده می‌شود.</text:p>
      <table:table table:name="Table24" table:style-name="Table24">
        <table:table-column table:style-name="Table24.A"/>
        <table:table-row>
          <table:table-cell table:style-name="Table24.A1" office:value-type="string">
            <text:p text:style-name="P10">user1@debian:~$ man mkdir</text:p>
          </table:table-cell>
        </table:table-row>
      </table:table>
      <text:p text:style-name="P7"><text:span text:style-name="T5">info</text:span><text:span text:style-name="T4">: مانند دستور بالا، برای مشاهده‌ی راهنمای دستورها و نرم‌افزارها استفاده می‌شود.</text:span></text:p>
      <text:p text:style-name="P7"><text:span text:style-name="T5">apropos</text:span><text:span text:style-name="T4">: در نام و توضیح دستورهایی که راهنمای آن‌ها در سیستم موجود است جستجو می‌کند.</text:span></text:p>
      <text:p text:style-name="P7"><text:span text:style-name="T5">whatis</text:span><text:span text:style-name="T4">: خلاصه‌ی کاری را که دستور مورد نظر انجام می‌دهد، در یک خط نشان می‌دهد:</text:span></text:p>
      <table:table table:name="Table27" table:style-name="Table27">
        <table:table-column table:style-name="Table27.A"/>
        <table:table-row>
          <table:table-cell table:style-name="Table27.A1" office:value-type="string">
            <text:p text:style-name="P10">user1@debian:~$ whatis whatis</text:p>
            <text:p text:style-name="P10">whatis (1) <text:s text:c="10"/>- display manual page descriptions</text:p>
          </table:table-cell>
        </table:table-row>
      </table:table>
      <text:p text:style-name="P7"><text:span text:style-name="T5">head</text:span><text:span text:style-name="T4">: ده خط ابتدای فایل‌های متنی را نمایش می‌دهد:</text:span></text:p>
      <table:table table:name="Table29" table:style-name="Table29">
        <table:table-column table:style-name="Table29.A"/>
        <table:table-row>
          <table:table-cell table:style-name="Table29.A1" office:value-type="string">
            <text:p text:style-name="P10">root@debian:~# head /var/log/dmesg</text:p>
            <text:p text:style-name="P10">[ <text:s text:c="3"/>0.000000] Initializing cgroup subsys cpuset </text:p>
            <text:p text:style-name="P10">[ <text:s text:c="3"/>0.000000] Initializing cgroup subsys cpu </text:p>
            <text:p text:style-name="P10">[ <text:s text:c="3"/>0.000000] Linux version 2.6.32-5-686 (Debian 2.6.32-35) (dannf@debian.org) (gcc version 4.3.5 (Debian 4.3.5-4) ) #1 SMP Mon Jun 13 04:13:06 UTC 2011</text:p>
            <text:p text:style-name="P10">...</text:p>
          </table:table-cell>
        </table:table-row>
      </table:table>
      <text:p text:style-name="P7"><text:span text:style-name="T5">tail</text:span><text:span text:style-name="T4">: ده خط انتهای فایل‌های متنی را نمایش می‌دهد:</text:span></text:p>
      <table:table table:name="Table28" table:style-name="Table28">
        <table:table-column table:style-name="Table28.A"/>
        <table:table-row>
          <table:table-cell table:style-name="Table28.A1" office:value-type="string">
            <text:p text:style-name="P10">root@debian:~# tail /var/log/dmesg</text:p>
            <text:p text:style-name="P10">[ <text:s text:c="2"/>23.546050] 0000:02:00.0: eth0: 10/100 speed: disabling TSO </text:p>
            <text:p text:style-name="P10">[ <text:s text:c="2"/>23.549994] ADDRCONF(NETDEV_CHANGE): eth0: link becomes ready</text:p>
            <text:p text:style-name="P10">...</text:p>
          </table:table-cell>
        </table:table-row>
      </table:table>
      <text:p text:style-name="P7"><text:span text:style-name="T5">cat</text:span><text:span text:style-name="T4">: محتوای فایل‌های متنی را نمایش می‌دهد:</text:span></text:p>
      <table:table table:name="Table30" table:style-name="Table30">
        <table:table-column table:style-name="Table30.A"/>
        <table:table-row>
          <table:table-cell table:style-name="Table30.A1" office:value-type="string">
            <text:p text:style-name="P10">root@debian:~# cat /var/log/dmesg</text:p>
            <text:p text:style-name="P10">[ <text:s text:c="3"/>0.000000] Initializing cgroup subsys cpuset </text:p>
            <text:p text:style-name="P10">[ <text:s text:c="3"/>0.000000] Initializing cgroup subsys cpu </text:p>
            <text:p text:style-name="P10"><text:soft-page-break/>[ <text:s text:c="3"/>0.000000] Linux version 2.6.32-5-686 (Debian 2.6.32-35) (dannf@debian.org) (gcc version 4.3.5 (Debian 4.3.5-4) ) #1 SMP Mon Jun 13 04:13:06 UTC 2011</text:p>
            <text:p text:style-name="P10">...</text:p>
          </table:table-cell>
        </table:table-row>
      </table:table>
      <text:p text:style-name="P7"><text:span text:style-name="T5">echo</text:span><text:span text:style-name="T4">: پارامتر ورودی را در خروجی نمایش می‌دهد:</text:span></text:p>
      <table:table table:name="Table31" table:style-name="Table31">
        <table:table-column table:style-name="Table31.A"/>
        <table:table-row>
          <table:table-cell table:style-name="Table31.A1" office:value-type="string">
            <text:p text:style-name="P10">root@debian:~# echo testing...</text:p>
            <text:p text:style-name="P10">testing...</text:p>
          </table:table-cell>
        </table:table-row>
      </table:table>
      <text:p text:style-name="P7"><text:span text:style-name="T5">nano</text:span><text:span text:style-name="T4">: نرم‌افزار ویرایش متن در محیط متنی است. با این نرم‌افزار می‌توانید تمام فایل‌های متنی و تنظیمات مختلف سیستم را که برای مثال در مسیر etc/ قرار دارند، ویرایش کنید. برای این کار باید مسیر و نام فایل را در جلوی دستور نانو وارد کنید تا وارد محیط این نرم‌افزار شوید. برای ذخیره کردن فایل از کلید‌های میانبر Ctrl+O استفاده کنید. همچنین برای خروج از نرم‌افزار باید از کلید‌های میانبر Ctrl+X استفاده کنید.</text:span></text:p>
      <table:table table:name="Table41" table:style-name="Table41">
        <table:table-column table:style-name="Table41.A"/>
        <table:table-row>
          <table:table-cell table:style-name="Table41.A1" office:value-type="string">
            <text:p text:style-name="P10">root@debian:~# nano /etc/hostname</text:p>
          </table:table-cell>
        </table:table-row>
      </table:table>
      <text:p text:style-name="P7"><text:span text:style-name="T5">date</text:span><text:span text:style-name="T4">: زمان و تاریخ را نمایش می‌دهد:</text:span></text:p>
      <table:table table:name="Table32" table:style-name="Table32">
        <table:table-column table:style-name="Table32.A"/>
        <table:table-row>
          <table:table-cell table:style-name="Table32.A1" office:value-type="string">
            <text:p text:style-name="P10">root@debian:~# date</text:p>
            <text:p text:style-name="P10">Wed Jul 20 18:03:24 IRDT 2011</text:p>
          </table:table-cell>
        </table:table-row>
      </table:table>
      <text:p text:style-name="P7"><text:span text:style-name="T5">whoami</text:span><text:span text:style-name="T4">: نام کاربر جاری را نمایش می‌دهد.</text:span></text:p>
      <text:p text:style-name="P7"><text:span text:style-name="T5">dmesg</text:span><text:span text:style-name="T4">: خروجی‌های سیستم‌عامل گنو/لینوکس را در هنگام بوت نمایش می‌دهد. مسیر فایلی که این خروجی‌ها در آن ذخیره می‌شود، var/log/dmesg/ است.</text:span></text:p>
      <text:p text:style-name="P7"><text:span text:style-name="T5">uname</text:span><text:span text:style-name="T4">: اطلاعات سیستم را مانند نسخه‌ی هسته‌ی لینوکس، پردازشگر سیستم و … نمایش می‌دهد:</text:span></text:p>
      <table:table table:name="Table33" table:style-name="Table33">
        <table:table-column table:style-name="Table33.A"/>
        <table:table-row>
          <table:table-cell table:style-name="Table33.A1" office:value-type="string">
            <text:p text:style-name="P10">root@debian:~# uname -a</text:p>
            <text:p text:style-name="P10">Linux debian 2.6.32-5-686 #1 SMP Mon Jun 13 04:13:06 UTC 2011 i686 GNU/Linux</text:p>
          </table:table-cell>
        </table:table-row>
      </table:table>
      <text:p text:style-name="P7"><text:span text:style-name="T5">hostname</text:span><text:span text:style-name="T4">: نام سیستمی را که در هنگام نصب تنظیم کرده‌ایم، نمایش می‌دهد. نام سیستم از مسیر etc/hostname/ قابل دسترسی است.</text:span></text:p>
      <text:p text:style-name="P7"><text:span text:style-name="T5">sudo</text:span><text:span text:style-name="T4">: با این دستور می‌توانید دستورهای دیگر را با سطح دسترسی کاربر ریشه اجرا کنید، بدون اینکه با کاربر ریشه وارد سیستم شوید. فایلی که در آن نام کاربرهای sudoer وجود دارد (کاربرهایی که دسترسی به دستور sudo برای اجرای دستورها با سطح دسترسی کاربر ریشه را دارند)، از مسیر etc/sudoers/ قابل دسترسی است. ابتدا با کاربر ریشه در محیط متنی وارد شوید و دستور زیر را اجرا کنید:</text:span></text:p>
      <table:table table:name="Table34" table:style-name="Table34">
        <table:table-column table:style-name="Table34.A"/>
        <table:table-row>
          <table:table-cell table:style-name="Table34.A1" office:value-type="string">
            <text:p text:style-name="P10">root@debian:~# nano /etc/sudoers</text:p>
          </table:table-cell>
        </table:table-row>
      </table:table>
      <text:p text:style-name="P2">سپس خط زیر را در انتهای فایل وارد کنید، به خاطر داشته باشید که به جای user1، نام کاربری را وارد کنید که می‌خواهید sudoer شود.</text:p>
      <table:table table:name="Table35" table:style-name="Table35">
        <table:table-column table:style-name="Table35.A"/>
        <table:table-row>
          <table:table-cell table:style-name="Table35.A1" office:value-type="string">
            <text:p text:style-name="P10">user1 ALL=(ALL) ALL</text:p>
          </table:table-cell>
        </table:table-row>
      </table:table>
      <text:p text:style-name="P2">برای ذخیره تغییرات و خروج از نرم‌افزار، ابتدا کلید ترکیبی Ctrl+x را وارد کنید، از شما سؤال می‌شود که می‌خواهید فایل را ذخیره کنید، با کلید y به این سؤال پاسخ مثبت بدهید تا از نرم‌افزار خارج شوید. حالا با وارد شدن به سیستم با نام کاربر مورد نظر و با استفاده از دستور sudo می‌توانید دستورها را با دسترسی کاربر ریشه و وارد کرد رمز عبور همان کاربر معمولی، اجرا کنید. در نمونه‌ی زیر، کاربر معمولی user1 به فایل etc/sudoers/ دسترسی نوشتن ندارد، اما با استفاده از دستور sudo و وارد کردن رمز عبور خود می‌تواند فایل را ویرایش و ذخیره کند.</text:p>
      <table:table table:name="Table36" table:style-name="Table36">
        <table:table-column table:style-name="Table36.A"/>
        <table:table-row>
          <table:table-cell table:style-name="Table36.A1" office:value-type="string">
            <text:p text:style-name="P10">user1@debian:~$ sudo nano /etc/sudoers</text:p>
          </table:table-cell>
        </table:table-row>
      </table:table>
      <text:p text:style-name="P1"><text:note text:id="ftn23" text:note-class="footnote"><text:note-citation>23</text:note-citation><text:note-body><text:p text:style-name="Footnote">Superuser</text:p></text:note-body></text:note><text:span text:style-name="T1">su</text:span>: تغییر از خط فرمان کاربر فعلی به کاربر ریشه با وارد کردن رمز عبور و بدون خروج از سیستم. با این روش می‌توانید وارد محیط متنی با دسترسی کاربر ریشه شوید و هر دستوری را بدون محدودیت اجرا کنید.</text:p>
      <text:p text:style-name="P2"><text:soft-page-break/><text:span text:style-name="T1">logout</text:span>: با این دستور می‌توانید از کاربر وارد شده به محیط متنی خارج شوید. پس از اجرای این دستور دوباره خط فرمان ورود به سیستم برای وارد کردن نام کاربر و رمز عبور نمایش داده می‌شود.</text:p>
      <text:p text:style-name="P5"/>
      <text:p text:style-name="P8"><text:span text:style-name="T6">۵-۵- پوسته</text:span><text:span text:style-name="T4"><text:note text:id="ftn24" text:note-class="footnote"><text:note-citation>24</text:note-citation><text:note-body><text:p text:style-name="Footnote">Shell</text:p></text:note-body></text:note></text:span></text:p>
      <text:p text:style-name="P9"><text:span text:style-name="T6">به نرم‌افزاری که محیطی را (متنی یا گرافیکی) برای اجرای دستورها (نرم‌افزارها) فراهم می‌کند، پوسته می‌گویند. معمولاً منظور از پوسته، نرم‌افزاری است که محیط متنی را برای اجرای دستورهای کاربرها فراهم می‌کند. نرم‌افزارهای مختلفی برای سیستم‌عامل گنو/لینوکس به عنوان پوسته وجود دارد مانند zsh ،sh ،bash ،csh ،ksh و … . پوسته‌ی </text:span><text:span text:style-name="T6"><text:note text:id="ftn25" text:note-class="footnote"><text:note-citation>25</text:note-citation><text:note-body><text:p text:style-name="Footnote">Bourne-Again Shell</text:p></text:note-body></text:note></text:span><text:span text:style-name="T6">bash، پوسته‌ی پیش‌فرض سیستم‌عامل دبیان گنو/لینوکس است. نرم‌افزار پوسته دستورهایی را به عنوان دستورهای داخلی دارد که مانند دستورهای عادی می‌توانید آن‌ها را در خط فرمان وارد <text:s/>و از آن‌ها استفاده کنید. در این فصل با چند نمونه از این دستورهای داخلی مانند pwd و cd آشنا شده‌اید. </text:span><text:span text:style-name="T7">پوسته‌های پشتیبانی‌شده‌ی سیستم در مسیر etc/shells/ قابل مشاهده است. با استفاده از دستورهای داخلی پوسته‌ی bash و نرم‌افزارهای موجود در سیستم می‌توانید برنامه‌هایی بنویسید که کارهای معمول سیستم را خودکار انجام دهند. به این برنامه‌ها اسکریپت</text:span><text:span text:style-name="T7"><text:note text:id="ftn26" text:note-class="footnote"><text:note-citation>26</text:note-citation><text:note-body><text:p text:style-name="Footnote">Script</text:p></text:note-body></text:note></text:span><text:span text:style-name="T7"> می‌گویند. در این کتاب تنها به یک نمونه اشاره می‌شود اما جزئیات شیوه‌ی نوشتن اسکریپت در این خلاصه نمی‌گنجد و برای یادگیری این مبحث به وب‌سایت‌های معرفی‌شده در پیوست دوم همین کتاب – منابع برای مطالعه‌ی بیشتر – مراجعه کنید.</text:span></text:p>
      <text:p text:style-name="P1">برای نمونه اسکریپتی می‌نویسیم تا به توسط آن بتوانیم با گرفتن نام یک دایرکتوری، محتویات آنرا در یک دایرکتوری جدید با نام Backup کپی کنیم:</text:p>
      <text:p text:style-name="P1">برای نوشتن این اسکریپت ابتدا باید یک فایل متنی بسازیم و با استفاده از ویرایشگر متن نانو آنرا باز می‌کنیم:</text:p>
      <table:table table:name="Table37" table:style-name="Table37">
        <table:table-column table:style-name="Table37.A"/>
        <table:table-row>
          <table:table-cell table:style-name="Table37.A1" office:value-type="string">
            <text:p text:style-name="P10">user1@debian:~$ touch script.sh</text:p>
            <text:p text:style-name="P10">user1@debian:~$ nano script.sh</text:p>
          </table:table-cell>
        </table:table-row>
      </table:table>
      <text:p text:style-name="P1">در این مرحله دستورهای زیر را در فایل وارد می‌کنیم. شماره‌ی خطوط برای ارجاع است، آن‌ها را در فایل وارد نکنید.</text:p>
      <table:table table:name="Table38" table:style-name="Table38">
        <table:table-column table:style-name="Table38.A"/>
        <table:table-column table:style-name="Table38.B"/>
        <table:table-row>
          <table:table-cell table:style-name="Table38.A1" office:value-type="string">
            <text:p text:style-name="P11">1</text:p>
            <text:p text:style-name="P11">2</text:p>
            <text:p text:style-name="P11">3</text:p>
            <text:p text:style-name="P11">4</text:p>
            <text:p text:style-name="P11">5</text:p>
            <text:p text:style-name="P11">6</text:p>
            <text:p text:style-name="P11">7</text:p>
            <text:p text:style-name="P11">8</text:p>
            <text:p text:style-name="P11">9</text:p>
          </table:table-cell>
          <table:table-cell table:style-name="Table38.B1" office:value-type="string">
            <text:p text:style-name="P10">#!/bin/bash</text:p>
            <text:p text:style-name="P10"/>
            <text:p text:style-name="P10"># This script makes a backup of our chosen directory</text:p>
            <text:p text:style-name="P10"># syntax: ./script.sh [source-directory-path] [destination-directory-name]</text:p>
            <text:p text:style-name="P10"/>
            <text:p text:style-name="P10">echo “Backing up files into $2...”</text:p>
            <text:p text:style-name="P10">cp -R $1 $2-`date +%F-%R`</text:p>
            <text:p text:style-name="P10">echo “Backup process completed successfully.”</text:p>
            <text:p text:style-name="P10">exit 0</text:p>
          </table:table-cell>
        </table:table-row>
      </table:table>
      <text:p text:style-name="P1">خط ۱: با این دستور مشخص می‌کنیم که این فایل فقط باید با پوسته‌ی bash اجرا شود.</text:p>
      <text:p text:style-name="P1">خط ۲: خط خالی نادیده گرفته می‌شود.</text:p>
      <text:p text:style-name="P1">خط ۳ و ۴: خطوطی که با # مشخص شده باشند برای توضیح است و در روند اجرای برنامه تأثیری ندارند. البته خط اول استثناء است.</text:p>
      <text:p text:style-name="P1">خط ۵: خط خالی نادیده گرفته می‌شود.</text:p>
      <text:p text:style-name="P9"><text:span text:style-name="T7">خط ۶: خطی را در خروجی نمایش می‌دهد تا به کاربر اطلاع دهد که چه مرحله‌ای در حال اجرا است. این خط فقط برای اطلاع‌رسانی به کاربر است. متغیر </text:span><text:span text:style-name="T8">2$</text:span><text:span text:style-name="T7">همان پارامتر دومی است که توسط کاربر به دستور داده می‌شود.</text:span></text:p>
      <text:p text:style-name="P9"><text:soft-page-break/><text:span text:style-name="T7">خط ۷: این دستور محتوای دایرکتوری مشخص شده با متغیر </text:span><text:span text:style-name="T8">1$</text:span><text:span text:style-name="T7"> را که مسیر دایرکتوری مورد نظر را تعیین می‌کند، به همراه تمام فایل‌ها و پوشه‌های زیر مجموعه‌ی آن در دایرکتوری </text:span><text:span text:style-name="T8">2$</text:span><text:span text:style-name="T7"> کپی می‌کند. همچنین خروجی دستور </text:span><text:span text:style-name="T9">date +%F-%T </text:span><text:span text:style-name="T7">با فرمت سال، ماه، روز-ساعت:دقیقه به انتهای نام دایرکتوری خروجی اضافه می‌شود.</text:span></text:p>
      <text:p text:style-name="P1">خط ۸: خطی را در خروجی نمایش می‌دهد تا به کاربر اطلاع دهد که تمام مراحل با موفقیت انجام شد.</text:p>
      <text:p text:style-name="P1">خط ۹: اسکریپت از حالت اجرا خارج می‌شود.</text:p>
      <text:p text:style-name="P1">برای اینکه بتوان این دستور را اجرا کرد باید دسترسی اجرا را به سطوح دسترسی آن اضافه کرد:</text:p>
      <table:table table:name="Table39" table:style-name="Table39">
        <table:table-column table:style-name="Table39.A"/>
        <table:table-row>
          <table:table-cell table:style-name="Table39.A1" office:value-type="string">
            <text:p text:style-name="P10">user1@debian:~$ chmod +x script.sh</text:p>
          </table:table-cell>
        </table:table-row>
      </table:table>
      <text:p text:style-name="P1">حال به‌صورت زیر می‌توانید دستور را اجرا کنید:</text:p>
      <table:table table:name="Table40" table:style-name="Table40">
        <table:table-column table:style-name="Table40.A"/>
        <table:table-row>
          <table:table-cell table:style-name="Table40.A1" office:value-type="string">
            <text:p text:style-name="P10">user1@debian:~$ ./script.sh files/ backup</text:p>
          </table:table-cell>
        </table:table-row>
      </table:table>
      <text:p text:style-name="P1">در دستور بالا، /files دایرکتوری است که می‌خواهیم از محتوای آن نسخه‌ی پشتیبان تهیه کنیم. همچنین backup نام دایرکتوری خروجی است. نام دایرکتوری خروجی مانند نمونه‌ی زیر خواهد بود:</text:p>
      <text:p text:style-name="P12">backup-2011-07-26-13: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02T13:44:49</dc:date>
    <dc:creator>Mostafa Moradian</dc:creator>
    <meta:editing-duration>P1DT1H18M</meta:editing-duration>
    <meta:editing-cycles>1473</meta:editing-cycles>
    <meta:generator>LibreOffice/3.3$Linux LibreOffice_project/330m19$Build-202</meta:generator>
    <meta:document-statistic meta:table-count="41" meta:image-count="0" meta:object-count="0" meta:page-count="10" meta:paragraph-count="256" meta:word-count="4161" meta:character-count="22175"/>
  </office:meta>
</office:document-meta>
</file>